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language="es" fo:country="ES" style:language-asian="zxx" style:country-asian="none" style:language-complex="zxx" style:country-complex="none"/>
    </style:style>
    <style:style style:name="P2" style:family="paragraph" style:parent-style-name="Subsección">
      <style:text-properties fo:language="es" fo:country="ES" style:language-asian="zxx" style:country-asian="none" style:language-complex="zxx" style:country-complex="none"/>
    </style:style>
    <style:style style:name="P3" style:family="paragraph" style:parent-style-name="Contents_20_2">
      <style:paragraph-properties>
        <style:tab-stops>
          <style:tab-stop style:position="14.741cm" style:type="right" style:leader-style="dotted" style:leader-text="."/>
        </style:tab-stops>
      </style:paragraph-properties>
    </style:style>
    <style:style style:name="P4" style:family="paragraph" style:parent-style-name="Contents_20_1">
      <style:paragraph-properties>
        <style:tab-stops>
          <style:tab-stop style:position="15.24cm" style:type="right" style:leader-style="dotted" style:leader-text="."/>
        </style:tab-stops>
      </style:paragraph-properties>
    </style:style>
    <style:style style:name="P5" style:family="paragraph" style:parent-style-name="Contents_20_3">
      <style:paragraph-properties>
        <style:tab-stops>
          <style:tab-stop style:position="14.242cm" style:type="right" style:leader-style="dotted" style:leader-text="."/>
        </style:tab-stops>
      </style:paragraph-properties>
    </style:style>
    <style:style style:name="P6" style:family="paragraph" style:parent-style-name="Contents_20_4">
      <style:paragraph-properties>
        <style:tab-stops>
          <style:tab-stop style:position="13.742cm" style:type="right" style:leader-style="dotted" style:leader-text="."/>
        </style:tab-stops>
      </style:paragraph-properties>
    </style:style>
    <style:style style:name="P7" style:family="paragraph" style:parent-style-name="Segundo_20_nivel">
      <style:text-properties fo:language="es" fo:country="ES" style:language-asian="zxx" style:country-asian="none" style:language-complex="zxx" style:country-complex="none"/>
    </style:style>
    <style:style style:name="P8" style:family="paragraph" style:parent-style-name="Tercer_20_nivel">
      <style:text-properties fo:language="es" fo:country="ES" style:language-asian="zxx" style:country-asian="none" style:language-complex="zxx" style:country-complex="none"/>
    </style:style>
    <style:style style:name="P9" style:family="paragraph" style:parent-style-name="Standard" style:master-page-name="Standard">
      <style:paragraph-properties style:page-number="auto"/>
    </style:style>
    <style:style style:name="P10" style:family="paragraph" style:parent-style-name="Standard">
      <style:text-properties fo:language="es" fo:country="ES" style:language-asian="zxx" style:country-asian="none" style:language-complex="zxx" style:country-complex="none"/>
    </style:style>
    <style:style style:name="P11" style:family="paragraph" style:parent-style-name="Standard" style:list-style-name="L2">
      <style:text-properties fo:language="es" fo:country="ES" style:language-asian="zxx" style:country-asian="none" style:language-complex="zxx" style:country-complex="none"/>
    </style:style>
    <style:style style:name="P12" style:family="paragraph" style:parent-style-name="Standard" style:list-style-name="L3">
      <style:text-properties fo:language="es" fo:country="ES" style:language-asian="zxx" style:country-asian="none" style:language-complex="zxx" style:country-complex="none"/>
    </style:style>
    <style:style style:name="P13" style:family="paragraph" style:parent-style-name="Standard" style:list-style-name="L4">
      <style:text-properties fo:language="es" fo:country="ES" style:language-asian="zxx" style:country-asian="none" style:language-complex="zxx" style:country-complex="none"/>
    </style:style>
    <style:style style:name="P14" style:family="paragraph" style:parent-style-name="Standard" style:list-style-name="L5">
      <style:text-properties fo:language="es" fo:country="ES" style:language-asian="zxx" style:country-asian="none" style:language-complex="zxx" style:country-complex="none"/>
    </style:style>
    <style:style style:name="P15" style:family="paragraph" style:parent-style-name="Standard" style:list-style-name="L6">
      <style:text-properties fo:language="es" fo:country="ES" style:language-asian="zxx" style:country-asian="none" style:language-complex="zxx" style:country-complex="none"/>
    </style:style>
    <style:style style:name="P16" style:family="paragraph" style:parent-style-name="Standard" style:list-style-name="L7">
      <style:text-properties fo:language="es" fo:country="ES" style:language-asian="zxx" style:country-asian="none" style:language-complex="zxx" style:country-complex="none"/>
    </style:style>
    <style:style style:name="P17" style:family="paragraph" style:parent-style-name="Standard" style:list-style-name="L8">
      <style:text-properties fo:language="es" fo:country="ES" style:language-asian="zxx" style:country-asian="none" style:language-complex="zxx" style:country-complex="none"/>
    </style:style>
    <style:style style:name="P18" style:family="paragraph" style:parent-style-name="Standard" style:list-style-name="L9">
      <style:text-properties fo:language="es" fo:country="ES" style:language-asian="zxx" style:country-asian="none" style:language-complex="zxx" style:country-complex="none"/>
    </style:style>
    <style:style style:name="P19" style:family="paragraph" style:parent-style-name="Standard" style:list-style-name="L10">
      <style:text-properties fo:language="es" fo:country="ES" style:language-asian="zxx" style:country-asian="none" style:language-complex="zxx" style:country-complex="none"/>
    </style:style>
    <style:style style:name="P20" style:family="paragraph" style:parent-style-name="Standard" style:list-style-name="L11">
      <style:text-properties fo:language="es" fo:country="ES" style:language-asian="zxx" style:country-asian="none" style:language-complex="zxx" style:country-complex="none"/>
    </style:style>
    <style:style style:name="P21" style:family="paragraph" style:parent-style-name="Standard" style:list-style-name="L12">
      <style:text-properties fo:language="es" fo:country="ES" style:language-asian="zxx" style:country-asian="none" style:language-complex="zxx" style:country-complex="none"/>
    </style:style>
    <style:style style:name="P22" style:family="paragraph" style:parent-style-name="Standard" style:list-style-name="L13">
      <style:text-properties fo:language="es" fo:country="ES" style:language-asian="zxx" style:country-asian="none" style:language-complex="zxx" style:country-complex="none"/>
    </style:style>
    <style:style style:name="P23" style:family="paragraph" style:parent-style-name="Standard" style:list-style-name="L14">
      <style:text-properties fo:language="es" fo:country="ES" style:language-asian="zxx" style:country-asian="none" style:language-complex="zxx" style:country-complex="none"/>
    </style:style>
    <style:style style:name="P24" style:family="paragraph" style:parent-style-name="Standard" style:list-style-name="L15">
      <style:text-properties fo:language="es" fo:country="ES" style:language-asian="zxx" style:country-asian="none" style:language-complex="zxx" style:country-complex="none"/>
    </style:style>
    <style:style style:name="P25" style:family="paragraph" style:parent-style-name="Standard" style:list-style-name="L16">
      <style:text-properties fo:language="es" fo:country="ES" style:language-asian="zxx" style:country-asian="none" style:language-complex="zxx" style:country-complex="none"/>
    </style:style>
    <style:style style:name="P26" style:family="paragraph" style:parent-style-name="Standard" style:list-style-name="L17">
      <style:text-properties fo:language="es" fo:country="ES" style:language-asian="zxx" style:country-asian="none" style:language-complex="zxx" style:country-complex="none"/>
    </style:style>
    <style:style style:name="P27" style:family="paragraph" style:parent-style-name="Standard" style:list-style-name="L18">
      <style:text-properties fo:language="es" fo:country="ES" style:language-asian="zxx" style:country-asian="none" style:language-complex="zxx" style:country-complex="none"/>
    </style:style>
    <style:style style:name="P28" style:family="paragraph" style:parent-style-name="Standard" style:list-style-name="L19">
      <style:text-properties fo:language="es" fo:country="ES" style:language-asian="zxx" style:country-asian="none" style:language-complex="zxx" style:country-complex="none"/>
    </style:style>
    <style:style style:name="P29" style:family="paragraph" style:parent-style-name="Standard" style:list-style-name="L20">
      <style:text-properties fo:language="es" fo:country="ES" style:language-asian="zxx" style:country-asian="none" style:language-complex="zxx" style:country-complex="none"/>
    </style:style>
    <style:style style:name="P30" style:family="paragraph" style:parent-style-name="Standard" style:list-style-name="L21">
      <style:text-properties fo:language="es" fo:country="ES" style:language-asian="zxx" style:country-asian="none" style:language-complex="zxx" style:country-complex="none"/>
    </style:style>
    <style:style style:name="P31" style:family="paragraph" style:parent-style-name="Standard" style:list-style-name="L22">
      <style:text-properties fo:language="es" fo:country="ES" style:language-asian="zxx" style:country-asian="none" style:language-complex="zxx" style:country-complex="none"/>
    </style:style>
    <style:style style:name="P32" style:family="paragraph" style:parent-style-name="Standard" style:list-style-name="L23">
      <style:text-properties fo:language="es" fo:country="ES" style:language-asian="zxx" style:country-asian="none" style:language-complex="zxx" style:country-complex="none"/>
    </style:style>
    <style:style style:name="P33" style:family="paragraph" style:parent-style-name="Standard" style:list-style-name="L24">
      <style:text-properties fo:language="es" fo:country="ES" style:language-asian="zxx" style:country-asian="none" style:language-complex="zxx" style:country-complex="none"/>
    </style:style>
    <style:style style:name="P34" style:family="paragraph" style:parent-style-name="Standard" style:list-style-name="L25">
      <style:text-properties fo:language="es" fo:country="ES" style:language-asian="zxx" style:country-asian="none" style:language-complex="zxx" style:country-complex="none"/>
    </style:style>
    <style:style style:name="P35" style:family="paragraph" style:parent-style-name="Standard" style:list-style-name="L26">
      <style:text-properties fo:language="es" fo:country="ES" style:language-asian="zxx" style:country-asian="none" style:language-complex="zxx" style:country-complex="none"/>
    </style:style>
    <style:style style:name="P36" style:family="paragraph" style:parent-style-name="Standard" style:list-style-name="L27">
      <style:text-properties fo:language="es" fo:country="ES" style:language-asian="zxx" style:country-asian="none" style:language-complex="zxx" style:country-complex="none"/>
    </style:style>
    <style:style style:name="P37" style:family="paragraph" style:parent-style-name="Standard" style:list-style-name="L28">
      <style:text-properties fo:language="es" fo:country="ES" style:language-asian="zxx" style:country-asian="none" style:language-complex="zxx" style:country-complex="none"/>
    </style:style>
    <style:style style:name="P38" style:family="paragraph" style:parent-style-name="Segundo_20_nivel" style:list-style-name="L1">
      <style:text-properties fo:language="es" fo:country="ES" style:language-asian="zxx" style:country-asian="none" style:language-complex="zxx" style:country-complex="none"/>
    </style:style>
    <style:style style:name="P39" style:family="paragraph" style:parent-style-name="Primer_20_nivel" style:list-style-name="L1">
      <style:text-properties fo:language="es" fo:country="ES" style:language-asian="zxx" style:country-asian="none" style:language-complex="zxx" style:country-complex="none"/>
    </style:style>
    <style:style style:name="P40" style:family="paragraph" style:parent-style-name="Tercer_20_nivel" style:list-style-name="L1">
      <style:text-properties fo:language="es" fo:country="ES" style:language-asian="zxx" style:country-asian="none" style:language-complex="zxx" style:country-complex="none"/>
    </style:style>
    <style:style style:name="P41" style:family="paragraph" style:parent-style-name="Tercer_20_nivel" style:list-style-name="L1">
      <style:text-properties fo:language="es" fo:country="ES"/>
    </style:style>
    <style:style style:name="P42" style:family="paragraph" style:parent-style-name="Cuarto_20_o_20_inferior_20_nivel" style:list-style-name="L1">
      <style:text-properties fo:language="es" fo:country="ES" style:language-asian="zxx" style:country-asian="none" style:language-complex="zxx" style:country-complex="none"/>
    </style:style>
    <style:style style:name="P43" style:family="paragraph" style:parent-style-name="Subsección" style:list-style-name="L1">
      <style:text-properties fo:language="es" fo:country="ES" style:language-asian="zxx" style:country-asian="none"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CIÓN DEL PROYECTO "PACK IT UP"</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rimer_20_nivel"/>
          </text:index-source-styles>
          <text:index-source-styles text:outline-level="2">
            <text:index-source-style text:style-name="Segundo_20_nivel"/>
          </text:index-source-styles>
          <text:index-source-styles text:outline-level="3">
            <text:index-source-style text:style-name="Tercer_20_nivel"/>
          </text:index-source-styles>
          <text:index-source-styles text:outline-level="4">
            <text:index-source-style text:style-name="Cuarto_20_o_20_inferior_20_nivel"/>
          </text:index-source-styles>
        </text:table-of-content-source>
        <text:index-body>
          <text:index-title text:style-name="Sect2" text:name="Índice de contenido1_Head">
            <text:p text:style-name="Contents_20_Heading">Índice de contenido</text:p>
          </text:index-title>
          <text:p text:style-name="P4"><text:s/>1 ANÁLISIS DE REQUISITOS DEL SISTEMA<text:tab/>3</text:p>
          <text:p text:style-name="P3"><text:s/>1.1 AMBITO Y ALCANCE DEL PROYECTO<text:tab/>3</text:p>
          <text:p text:style-name="P5"><text:s/>1.1.1 Objetivos principales:<text:tab/>3</text:p>
          <text:p text:style-name="P5"><text:s/>1.1.2 Planificación inicial:<text:tab/>4</text:p>
          <text:p text:style-name="P5"><text:s/>1.1.3 Restricciones:<text:tab/>8</text:p>
          <text:p text:style-name="P5"><text:s/>1.1.4 Equipo de trabajo (Definir quien sera el profesor de apoyo):<text:tab/>8</text:p>
          <text:p text:style-name="P3"><text:s/>1.2 IDENTIFICAR Y DEFINIR REQUISITOS<text:tab/>9</text:p>
          <text:p text:style-name="P5"><text:s/>1.2.1 Catálogo de requisitos del sistema:<text:tab/>9</text:p>
          <text:p text:style-name="P6"><text:s/>1.2.1.1 MODULO DE TRATAMIENTO DE FICHEROS: FDHANDLER<text:tab/>9</text:p>
          <text:p text:style-name="P6"><text:s/>1.2.1.2 MODULO DE IDENTIFICACION DE ERRORES EN TIEMPO DE EJECUCIÓN<text:tab/>9</text:p>
          <text:p text:style-name="P6"><text:s/>1.2.1.3 MODULO DE MANIPULACION DE FICHEROS PIU.<text:tab/>9</text:p>
          <text:p text:style-name="P6"><text:s/>1.2.1.4 FRONTEND MODO TEXTO PARA EXTRACCIÓN.<text:tab/>9</text:p>
          <text:p text:style-name="P6"><text:s/>1.2.1.5 FRONTEND MODO TEXTO PARA CREACIÓN Y ADICCIÓN.<text:tab/>10</text:p>
          <text:p text:style-name="P6"><text:s/>1.2.1.6 FRONTEND MODO TEXTO PARA LA VISUALIZACIÓN.<text:tab/>10</text:p>
          <text:p text:style-name="P5"><text:s/>1.2.2 Identificar problemas y necesidades:<text:tab/>10</text:p>
          <text:p text:style-name="P3"><text:s/>1.3 COMPLETAR ANÁLISIS<text:tab/>10</text:p>
          <text:p text:style-name="P5"><text:s/>1.3.1 Descripción de alternativas:<text:tab/>10</text:p>
          <text:p text:style-name="P5"><text:s/>1.3.2 Análisis de productos de mercado (Presupuesto de gastos):<text:tab/>11</text:p>
          <text:p text:style-name="P4"><text:s/>2 ESPECIFICACION FUNCIONAL DEL SISTEMA<text:tab/>12</text:p>
          <text:p text:style-name="P3"><text:s/>2.1 CONSTRUCCION DEL ESQUEMA LOGICO DE DATOS DEL SISTEMA<text:tab/>12</text:p>
          <text:p text:style-name="P5"><text:soft-page-break/><text:s/>2.1.1 Estructuras de datos(CONSULTAR):<text:tab/>12</text:p>
          <text:p text:style-name="P5"><text:s/>2.1.2 Relación entre estructuras (CONSULTAR):<text:tab/>13</text:p>
          <text:p text:style-name="P3"><text:s/>2.2 DEFINIR INTERFACES DE USUARIO<text:tab/>13</text:p>
          <text:p text:style-name="P5"><text:s/>2.2.1 Especificación del sistema de ayuda:<text:tab/>13</text:p>
          <text:p text:style-name="P5"><text:s/>2.2.2 Desarrollo del manual de usuario:<text:tab/>13</text:p>
          <text:p text:style-name="P4"><text:s/>3 DESARROLLO DE APLICACIONES CON LA LIBRERIA LIBPIU<text:tab/>15</text:p>
          <text:p text:style-name="P3"><text:s/>3.1 DESCRIPCION DEL API <text:tab/>15</text:p>
          <text:p text:style-name="P5"><text:s/>3.1.1 Funciones para la lectura, escritura y tratamiento de ficheros:<text:tab/>15</text:p>
          <text:p text:style-name="P5"><text:s/>3.1.2 Funciones para la detección de errores en tiempo de ejecución:<text:tab/>15</text:p>
          <text:p text:style-name="P5"><text:s/>3.1.3 Funciones de backend para aplicaciones:<text:tab/>15</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172522977" text:style-name="L1">
        <text:list-item>
          <text:p text:style-name="P39"><text:soft-page-break/>ANÁLISIS DE REQUISITOS DEL SISTEMA</text:p>
        </text:list-item>
      </text:list>
      <text:p text:style-name="P1">A continuación encontrara información generál del proyecto PackItUp, para el proyecto integrado del Grado Superior en Administración de Sistemas Informáticos.</text:p>
      <text:list xml:id="list526256726" text:continue-numbering="true" text:style-name="L1">
        <text:list-item>
          <text:list>
            <text:list-item>
              <text:p text:style-name="P38">AMBITO Y ALCANCE DEL PROYECTO</text:p>
              <text:list>
                <text:list-item>
                  <text:p text:style-name="P40">Objetivos principales:</text:p>
                </text:list-item>
              </text:list>
            </text:list-item>
          </text:list>
        </text:list-item>
      </text:list>
      <text:p text:style-name="P1">Pack It Up es un empaquetador de ficheros compatible con sistemas POSIX. Esto es, un programa capaz de almacenar dentro de un fichero contenedor, otros ficheros mediante un sistema de archivos minimalista. Puede usarse con fines de cifrado, de compresión, o simplemente para agrupar los datos relacionados y facilitar su acceso desde otros programas.</text:p>
      <text:p text:style-name="P1">Es compatible con sistemas operativos compatibles con el estándar POSIX, esto es, con la gran mayoría de sistemas Unix actuales, tales como GNU/Linux, HP-UX, Mac OSX, y los sistemas basados en BSD, como FreeBSD.</text:p>
      <text:p text:style-name="P1">En gran parte de la documentación del programa, se referirá a Pack It Up como PIU. PIU ha sido programado en un entorno de desarrollo no integrado, esto es, usando todas las herramientas que provee un sistema Unix para el desarrollo de software, en este caso las herramientas de GNU como son:</text:p>
      <text:list xml:id="list908429520" text:style-name="L2">
        <text:list-item>
          <text:p text:style-name="P11">Compilador de GNU C (GCC)</text:p>
        </text:list-item>
        <text:list-item>
          <text:p text:style-name="P11">Depurador GNU (GDB)</text:p>
        </text:list-item>
        <text:list-item>
          <text:p text:style-name="P11">Multiplexor de consola, para trabajar con varias terminales (GNU Screen)</text:p>
        </text:list-item>
        <text:list-item>
          <text:p text:style-name="P11">GNU Make</text:p>
        </text:list-item>
        <text:list-item>
          <text:p text:style-name="P11">Cmake</text:p>
        </text:list-item>
      </text:list>
      <text:p text:style-name="P1">Para la gestión de las versiones del código se ha usado Git. Usado también para la gestión del código del kernel Linux.</text:p>
      <text:p text:style-name="P1">Para el final de desarrollo también se ha usado una herramienta muy útil ajena a la distribución GNU llamada Valgrind, la cual es un analizador de memoria en tiempo de ejecución del programa, que nos permite saber cuando y donde tenemos un fallo con la gestión de memoria del programa. </text:p>
      <text:list xml:id="list526821804" text:continue-list="list526256726" text:style-name="L1">
        <text:list-item>
          <text:list>
            <text:list-item>
              <text:list>
                <text:list-item>
                  <text:p text:style-name="P40"><text:soft-page-break/>Planificación inicial:</text:p>
                </text:list-item>
              </text:list>
            </text:list-item>
          </text:list>
        </text:list-item>
      </text:list>
      <text:p text:style-name="P1">A continuación se exponen las fechas que han tenido relevancia en el desarrollo de PIU.</text:p>
      <text:p text:style-name="P1">Las fechas son a año 2011.</text:p>
      <text:p text:style-name="P1">25 de febrero:</text:p>
      <text:list xml:id="list129182073" text:style-name="L3">
        <text:list-item>
          <text:p text:style-name="P12">Se elige el desarrollo de un empaquetador de ficheros.</text:p>
        </text:list-item>
        <text:list-item>
          <text:p text:style-name="P12">Se fijan los requisitos del software</text:p>
        </text:list-item>
      </text:list>
      <text:p text:style-name="P1">27 de febrero:</text:p>
      <text:list xml:id="list1074774046" text:style-name="L4">
        <text:list-item>
          <text:p text:style-name="P13">Se fijan las herramientas a usar. Siendo C el lenguaje de programación y las librerías POSIX, que acompaña GNU/Linux.</text:p>
        </text:list-item>
      </text:list>
      <text:p text:style-name="P1">10 de marzo:</text:p>
      <text:list xml:id="list1273426403" text:style-name="L5">
        <text:list-item>
          <text:p text:style-name="P14">Una vez hechos ejemplos de prueba para aprender POSIX, se comienza a codificar FDHANDLER. Una pequeña librería de funciones para el tratamiento de datos y ficheros.</text:p>
        </text:list-item>
      </text:list>
      <text:p text:style-name="P1">11 de marzo:</text:p>
      <text:list xml:id="list2113808925" text:style-name="L6">
        <text:list-item>
          <text:p text:style-name="P15">Primera versión de FDHANDLER.</text:p>
        </text:list-item>
        <text:list-item>
          <text:p text:style-name="P15">Se crea un módulo de errores para poder identificarlos en tiempo de ejecución.</text:p>
        </text:list-item>
      </text:list>
      <text:p text:style-name="P1">15 de marzo:</text:p>
      <text:list xml:id="list1225366279" text:style-name="L7">
        <text:list-item>
          <text:p text:style-name="P16">Se crea una segunda versión de FDHANDLER, en la que se pueda usar descriptores de ficheros ya abiertos. Se añaden en el código, condicionales en tiempo de compilación, pensado para programar una versión para Windows.</text:p>
        </text:list-item>
      </text:list>
      <text:p text:style-name="P1">21 de marzo:</text:p>
      <text:list xml:id="list407347205" text:style-name="L8">
        <text:list-item>
          <text:p text:style-name="P17">Se comienza a plantear el formato del fichero PIU.</text:p>
        </text:list-item>
      </text:list>
      <text:p text:style-name="P1">27 de marzo:</text:p>
      <text:list xml:id="list1251465696" text:style-name="L9">
        <text:list-item>
          <text:p text:style-name="P18">Primer intento de leer la información de cabecera de un fichero PIU escrito a mano con BLESS.</text:p>
          <text:p text:style-name="P18"/>
        </text:list-item>
      </text:list>
      <text:p text:style-name="P1"><text:soft-page-break/>10 Abril:</text:p>
      <text:list xml:id="list991278750" text:style-name="L10">
        <text:list-item>
          <text:p text:style-name="P19">Pack It Up es ahora capaz de leer la cabecera de ficheros PIU. Se implementa un frontend llamado piuview. Un visor de archivos PIU, usando las funciones anteriores.</text:p>
        </text:list-item>
      </text:list>
      <text:list xml:id="list1528195985" text:continue-list="list1251465696" text:style-name="L9">
        <text:list-item>
          <text:p text:style-name="P18">Se realizan las pruebas para escribir archivos PIU.</text:p>
        </text:list-item>
      </text:list>
      <text:p text:style-name="P1">26 Abril:</text:p>
      <text:list xml:id="list1060210055" text:style-name="L11">
        <text:list-item>
          <text:p text:style-name="P20">Primera versión de las funciones necesarias para escribir archivos PIU</text:p>
        </text:list-item>
      </text:list>
      <text:p text:style-name="P1">8 Mayo:</text:p>
      <text:list xml:id="list1035260428" text:style-name="L12">
        <text:list-item>
          <text:p text:style-name="P21">Se crea un nuevo repositorio Git, debido a archivo corrupto.</text:p>
        </text:list-item>
        <text:list-item>
          <text:p text:style-name="P21">El fichero de configuración de Cmake y el directorio de documentación se añaden al repositorio.</text:p>
        </text:list-item>
        <text:list-item>
          <text:p text:style-name="P21">Se borra archivos temporales de vim encontrados dentro del repositorio.</text:p>
        </text:list-item>
        <text:list-item>
          <text:p text:style-name="P21">Se renombran ciertos targets del fichero make y se escribe el procedimiento free_data()</text:p>
        </text:list-item>
      </text:list>
      <text:p text:style-name="P1">17 Mayo:</text:p>
      <text:list xml:id="list1896316789" text:style-name="L13">
        <text:list-item>
          <text:p text:style-name="P22">Se escribe la primera y segunda versión de las funciones para añadir ficheros.</text:p>
        </text:list-item>
      </text:list>
      <text:p text:style-name="P1">12 Junio:</text:p>
      <text:list xml:id="list1075695921" text:style-name="L14">
        <text:list-item>
          <text:p text:style-name="P23">Primer esbozo de frontend para la inclusión de nuevos ficheros a un contenedor existente.</text:p>
        </text:list-item>
        <text:list-item>
          <text:p text:style-name="P23">Se sigue trabajando en el diseño de la función addfile().</text:p>
        </text:list-item>
      </text:list>
      <text:p text:style-name="P1">12 Julio:</text:p>
      <text:list xml:id="list2128929763" text:style-name="L15">
        <text:list-item>
          <text:p text:style-name="P24">Se reescriben ciertas partes de código que usa las estructuras de cabecera de ficheros PIU.</text:p>
        </text:list-item>
        <text:list-item>
          <text:p text:style-name="P24">Se usan macros para una mejor lectura del código.</text:p>
        </text:list-item>
      </text:list>
      <text:p text:style-name="P1"/>
      <text:p text:style-name="P1"/>
      <text:p text:style-name="P1"><text:soft-page-break/>19 Julio:</text:p>
      <text:list xml:id="list1277420421" text:style-name="L16">
        <text:list-item>
          <text:p text:style-name="P25">Se cambia el estilo de nombrado de funciones. Ahora todas las funciones, excepto aquellos pertenecientes a el módulo de errores, son llamadas sin barras bajas entre palabras.</text:p>
        </text:list-item>
        <text:list-item>
          <text:p text:style-name="P25">Se renombran las macros pertenecientes al módulo FDHandler, de forma que sigue el mismo estilo que las funciones, excepto que son llamadas en mayúsculas.</text:p>
        </text:list-item>
      </text:list>
      <text:p text:style-name="P1">22 Julio:</text:p>
      <text:list xml:id="list1315199073" text:style-name="L17">
        <text:list-item>
          <text:p text:style-name="P26">Reescritura de la función que escribe ficheros piu. Por el momento solo escribe la cabecera del fichero.</text:p>
        </text:list-item>
      </text:list>
      <text:p text:style-name="P1">28 Julio:</text:p>
      <text:list xml:id="list1998911798" text:style-name="L18">
        <text:list-item>
          <text:p text:style-name="P27">Se añade una macro mas al módulo errors, para definir un tipo mas de fallo en tiempo de ejecución. En este caso detecta cuando un fichero no ha podido ser abierto.</text:p>
        </text:list-item>
        <text:list-item>
          <text:p text:style-name="P27">La función writepiu() ahora comprueba que el descriptor de fichero que le da el sistema para el fichero PIU abierto sea un descriptor válido. De lo contrario se dará un error de fallo de apertura.</text:p>
        </text:list-item>
        <text:list-item>
          <text:p text:style-name="P27">Se soluciona un fallo en el código de writepiu(), el cual pasaba como argumento a la función de escritura de archivos una variable erronea.</text:p>
        </text:list-item>
        <text:list-item>
          <text:p text:style-name="P27">Se escribe de nuevo una gran porción del código de writepiu(), esta vez para testear su correcto funcionamiento. Aun esta función no es usable para el programa.</text:p>
        </text:list-item>
        <text:list-item>
          <text:p text:style-name="P27">Se corrige código en el fichero de pruebas para el módulo FDHandler.</text:p>
        </text:list-item>
        <text:list-item>
          <text:p text:style-name="P27">Se corrige un fallo grave en la función que recupera la lista de ficheros de la cabecera de un contenedor PIU. Producía un desbordamiento de buffer.</text:p>
        </text:list-item>
      </text:list>
      <text:p text:style-name="P1"/>
      <text:p text:style-name="P1"/>
      <text:p text:style-name="P1"/>
      <text:p text:style-name="P1"><text:soft-page-break/>4 Agosto:</text:p>
      <text:list xml:id="list810834406" text:style-name="L19">
        <text:list-item>
          <text:p text:style-name="P28">Se sustituye la llamada de sistema open() por la función fileopen(), en el código de savetofile() perteneciente al módulo fdhandler.</text:p>
        </text:list-item>
        <text:list-item>
          <text:p text:style-name="P28">Se actualiza el código de el programa view, para que llame a las funciones con los nombres que se les dieron en el último estilo de nombrado.</text:p>
        </text:list-item>
        <text:list-item>
          <text:p text:style-name="P28">Se escribe la función para abrir(cargar) ficheros piu. Openpiufile()</text:p>
        </text:list-item>
        <text:list-item>
          <text:p text:style-name="P28">Se escribe la función que crea un fichero PIU vacío en memoria. Createpiufile()</text:p>
        </text:list-item>
        <text:list-item>
          <text:p text:style-name="P28">Se repasan las funciones addfile() y writepiu() y se añaden al módulo piu. Ahora ambas funciones están totalmente operativas y se pueden usar para desarrollar aplicaciones.</text:p>
        </text:list-item>
      </text:list>
      <text:p text:style-name="P1">15 Agosto:</text:p>
      <text:list xml:id="list2098985153" text:style-name="L20">
        <text:list-item>
          <text:p text:style-name="P29">Solucionado bug en openpiufile(): No estaba copiando la información de tamaño desde la estructura apropiada.</text:p>
        </text:list-item>
        <text:list-item>
          <text:p text:style-name="P29">Se añade un nuevo target (piuadd) al proyecto, en el fichero CmakeLists.txt, para que cmake cree el fichero makefile correspondiente.</text:p>
        </text:list-item>
        <text:list-item>
          <text:p text:style-name="P29">Se solucionan fallos de violación de segmento en openpiufile().</text:p>
        </text:list-item>
        <text:list-item>
          <text:p text:style-name="P29">También se soluciona un fallo que impedía que openpiufile() cargase los datos correctamente. Un fallo de desfase en la posición del cursor de lectura.</text:p>
        </text:list-item>
      </text:list>
      <text:p text:style-name="P1">23 Agosto:</text:p>
      <text:list xml:id="list102998758" text:style-name="L21">
        <text:list-item>
          <text:p text:style-name="P30">Se añade nuevo target (piuextract) al proyecto, en el fichero CmakeLists.txt, para que cmake cree el fichero makefile correspondiente.</text:p>
        </text:list-item>
        <text:list-item>
          <text:p text:style-name="P30">Se implementa un sencillo sistema de tratamiento de cadenas basado en una estructura que contiene un puntero a caracteres y un entero que lleva la cuenta de los caracteres que contiene.</text:p>
        </text:list-item>
        <text:list-item>
          <text:p text:style-name="P30">Se crea una estructura de datos adicional que permite actuar de vector de cadenas de caracteres. </text:p>
        </text:list-item>
        <text:list-item>
          <text:p text:style-name="P30">Se escribe una función que permite separar un PIUSTRING (cadena de caracteres propia de PIU) dado un carácter que actuará de separador.</text:p>
        </text:list-item>
        <text:list-item>
          <text:p text:style-name="P30"><text:soft-page-break/>Se escribe una función la cual elimina de una ruta hacia un archivo o directorio almacenada en un PIUSTRING, los caracteres correspondientes a una ruta relativa que se refieren al directorio padre del actual.</text:p>
        </text:list-item>
        <text:list-item>
          <text:p text:style-name="P30">Crea una ruta completa en el sistema de ficheros, dada una cadena de caracteres PIUSTRING como parámetro.</text:p>
        </text:list-item>
      </text:list>
      <text:p text:style-name="P1">8 Septiembre:</text:p>
      <text:list xml:id="list1107079599" text:style-name="L22">
        <text:list-item>
          <text:p text:style-name="P31">Ahora piuadd cuando no pueda abrir un fichero piu, en vez de terminar la ejecución del programa, intentará crear un nuevo fichero con el mismo nombre dado.</text:p>
        </text:list-item>
        <text:list-item>
          <text:p text:style-name="P31">Se vuelven a enumerar los errores que piuadd devuelve a la shell de sistema.</text:p>
        </text:list-item>
        <text:list-item>
          <text:p text:style-name="P31">Se investiga el uso de lectura de directorios, para añadir archivos con piuadd.</text:p>
        </text:list-item>
        <text:list-item>
          <text:p text:style-name="P31">Se reescribe rmparentpathname(), de forma que no solo borre la primera coincidencia con los caracteres de directorio padre y de directorio raíz.</text:p>
        </text:list-item>
      </text:list>
      <text:p text:style-name="P1"/>
      <text:list xml:id="list578974889" text:continue-list="list526821804" text:style-name="L1">
        <text:list-item>
          <text:list>
            <text:list-item>
              <text:list>
                <text:list-item>
                  <text:p text:style-name="P40">Restricciones:</text:p>
                </text:list-item>
              </text:list>
            </text:list-item>
          </text:list>
        </text:list-item>
      </text:list>
      <text:p text:style-name="P1">Pack It Up ha sido desarrollado para funcionar en un sistema compatible con POSIX. Esto es, con <text:s/>la gran mayoría de sistemas Unix actuales, tales como GNU/Linux, HP-UX, Mac OSX, y los sistemas basados en BSD, como FreeBSD. Se recomienda que el sistema donde sea instalado cumpla los siguientes requisitos.</text:p>
      <text:list xml:id="list440819835" text:style-name="L23">
        <text:list-item>
          <text:p text:style-name="P32">Libgcc versión 4.5.2</text:p>
        </text:list-item>
        <text:list-item>
          <text:p text:style-name="P32">coreutils versión 8.5</text:p>
        </text:list-item>
        <text:list-item>
          <text:p text:style-name="P32">binutils 2.21.0</text:p>
        </text:list-item>
        <text:list-item>
          <text:p text:style-name="P32">kernel 2.6.20</text:p>
        </text:list-item>
      </text:list>
      <text:list xml:id="list999712727" text:continue-list="list578974889" text:style-name="L1">
        <text:list-item>
          <text:list>
            <text:list-item>
              <text:list>
                <text:list-item>
                  <text:p text:style-name="P40">Equipo de trabajo (Definir quien sera el profesor de apoyo):</text:p>
                </text:list-item>
              </text:list>
            </text:list-item>
          </text:list>
        </text:list-item>
      </text:list>
      <text:list xml:id="list1262642648" text:style-name="L24">
        <text:list-item>
          <text:p text:style-name="P33">Analista / Programador: Adrián Pérez Heredia</text:p>
        </text:list-item>
        <text:list-item>
          <text:p text:style-name="P33">Apoyo: ¿?</text:p>
          <text:p text:style-name="P33"/>
        </text:list-item>
      </text:list>
      <text:list xml:id="list621959802" text:continue-list="list999712727" text:style-name="L1">
        <text:list-item>
          <text:list>
            <text:list-item>
              <text:p text:style-name="P38"><text:soft-page-break/>IDENTIFICAR Y DEFINIR REQUISITOS</text:p>
              <text:list>
                <text:list-item>
                  <text:p text:style-name="P40">Catálogo de requisitos del sistema:</text:p>
                </text:list-item>
              </text:list>
            </text:list-item>
          </text:list>
        </text:list-item>
      </text:list>
      <text:p text:style-name="P1">Lo que va a leer a continuación son los requisitos del sistema PackItUp, que casualmente coinciden con las diferentes partes o módulos del programa. Cada parte esta claramente diferenciada y separada en carpetas en el código fuente, por lo cual le será fácil acceder a ellos.</text:p>
      <text:list xml:id="list1406328924" text:continue-numbering="true" text:style-name="L1">
        <text:list-item>
          <text:list>
            <text:list-item>
              <text:list>
                <text:list-item>
                  <text:list>
                    <text:list-item>
                      <text:p text:style-name="P42">MODULO DE TRATAMIENTO DE FICHEROS: FDHANDLER</text:p>
                    </text:list-item>
                  </text:list>
                </text:list-item>
              </text:list>
            </text:list-item>
          </text:list>
        </text:list-item>
      </text:list>
      <text:p text:style-name="P1">FDHandler es un módulo para el tratamiento de datos provenientes de un fichero. Permite cargar datos desde un fichero de diferentes formas, así como guardar datos en ellos. Facilita la lectura de los datos creando una estructura que contiene los datos leídos y el tamaño total de estos datos.</text:p>
      <text:list xml:id="list1888778220" text:continue-numbering="true" text:style-name="L1">
        <text:list-item>
          <text:list>
            <text:list-item>
              <text:list>
                <text:list-item>
                  <text:list>
                    <text:list-item>
                      <text:p text:style-name="P42">MODULO DE IDENTIFICACION DE ERRORES EN TIEMPO DE EJECUCIÓN</text:p>
                    </text:list-item>
                  </text:list>
                </text:list-item>
              </text:list>
            </text:list-item>
          </text:list>
        </text:list-item>
      </text:list>
      <text:p text:style-name="P1">El módulo esta presente en el código fuente como "errors", y documenta los distintos errores que el programa va a ser capaz de detectar en tiempo de ejecución, de forma que cuando ocurra, muestre un mensaje acerca del error que se ha producido en tiempo de ejecución. Muy útil a la hora de depurar el programa.</text:p>
      <text:list xml:id="list1693116036" text:continue-numbering="true" text:style-name="L1">
        <text:list-item>
          <text:list>
            <text:list-item>
              <text:list>
                <text:list-item>
                  <text:list>
                    <text:list-item>
                      <text:p text:style-name="P42">MODULO DE MANIPULACION DE FICHEROS PIU.</text:p>
                    </text:list-item>
                  </text:list>
                </text:list-item>
              </text:list>
            </text:list-item>
          </text:list>
        </text:list-item>
      </text:list>
      <text:p text:style-name="P1">Este es el módulo principal de todo el proyecto. Utilizando los otros dos módulos expuestos, creará y tratará ficheros con el formato PIU, permitiendo crear nuevos ficheros PIU contenedores, añadir ficheros a un contenedor existente, leer el contenido de un contenedor para saber los ficheros que contiene y extraer los contenidos que contiene.</text:p>
      <text:list xml:id="list2054038150" text:continue-numbering="true" text:style-name="L1">
        <text:list-item>
          <text:list>
            <text:list-item>
              <text:list>
                <text:list-item>
                  <text:list>
                    <text:list-item>
                      <text:p text:style-name="P42">FRONTEND MODO TEXTO PARA EXTRACCIÓN.</text:p>
                    </text:list-item>
                  </text:list>
                </text:list-item>
              </text:list>
            </text:list-item>
          </text:list>
        </text:list-item>
      </text:list>
      <text:p text:style-name="P1">Este comando de consola implementa las funciones de extracción de la librería PIU, y permite la extracción de los ficheros contenidos en un archivo PIU.</text:p>
      <text:p text:style-name="P1"/>
      <text:p text:style-name="P1"/>
      <text:p text:style-name="P1"/>
      <text:p text:style-name="P1"/>
      <text:list xml:id="list1103283522" text:continue-numbering="true" text:style-name="L1">
        <text:list-item>
          <text:list>
            <text:list-item>
              <text:list>
                <text:list-item>
                  <text:list>
                    <text:list-item>
                      <text:p text:style-name="P42"><text:soft-page-break/>FRONTEND MODO TEXTO PARA CREACIÓN Y ADICCIÓN.</text:p>
                    </text:list-item>
                  </text:list>
                </text:list-item>
              </text:list>
            </text:list-item>
          </text:list>
        </text:list-item>
      </text:list>
      <text:p text:style-name="P1">Este comando de consola implementa las funciones de creación de contenedores y adicción de archivos de la librería PIU, y permite la extracción de los ficheros contenido en un archivo PIU.</text:p>
      <text:list xml:id="list697535395" text:continue-numbering="true" text:style-name="L1">
        <text:list-item>
          <text:list>
            <text:list-item>
              <text:list>
                <text:list-item>
                  <text:list>
                    <text:list-item>
                      <text:p text:style-name="P42">FRONTEND MODO TEXTO PARA LA VISUALIZACIÓN.</text:p>
                    </text:list-item>
                  </text:list>
                </text:list-item>
              </text:list>
            </text:list-item>
          </text:list>
        </text:list-item>
      </text:list>
      <text:p text:style-name="P1">Este comando de consola implementa las funciones de visualización de la librería PIU. Se puede ver qué ficheros contiene y cuanto ocupan sin necesidad de extraer los ficheros fuera del contenedor.</text:p>
      <text:list xml:id="list1654600334" text:continue-numbering="true" text:style-name="L1">
        <text:list-item>
          <text:list>
            <text:list-item>
              <text:list>
                <text:list-item>
                  <text:p text:style-name="P40">Identificar problemas y necesidades:</text:p>
                </text:list-item>
              </text:list>
            </text:list-item>
          </text:list>
        </text:list-item>
      </text:list>
      <text:p text:style-name="P1">Lo que vas a leer a continuación, son los paquetes de software que puede usted necesitar para compilar y ejecutar PackItUp en sus equipos.</text:p>
      <text:list xml:id="list1240650254" text:style-name="L25">
        <text:list-item>
          <text:p text:style-name="P34">Equipo con sistema operativo compatible con UNIX y el estándar POSIX.</text:p>
        </text:list-item>
      </text:list>
      <text:list xml:id="list1348703343" text:style-name="L26">
        <text:list-item>
          <text:p text:style-name="P35">Sistema operativo GNU/Linux, *BSD, o MacOS X</text:p>
        </text:list-item>
        <text:list-item>
          <text:p text:style-name="P35">libgcc</text:p>
        </text:list-item>
        <text:list-item>
          <text:p text:style-name="P35">binutils</text:p>
        </text:list-item>
        <text:list-item>
          <text:p text:style-name="P35">coreutils</text:p>
        </text:list-item>
        <text:list-item>
          <text:p text:style-name="P35">PC o MAC basado en x86 o x64 con mas de 256 MB de RAM.</text:p>
        </text:list-item>
      </text:list>
      <text:list xml:id="list1879831588" text:continue-list="list1654600334" text:style-name="L1">
        <text:list-item>
          <text:list>
            <text:list-item>
              <text:p text:style-name="P38">COMPLETAR ANÁLISIS</text:p>
              <text:list>
                <text:list-item>
                  <text:p text:style-name="P40">Descripción de alternativas:</text:p>
                  <text:p text:style-name="P43">Lenguajes:</text:p>
                </text:list-item>
              </text:list>
            </text:list-item>
          </text:list>
        </text:list-item>
      </text:list>
      <text:p text:style-name="P1">Debido a que el proyecto tiene un perfil de bajo nivel de complejidad, y de que es un buen proyecto para programarlo en un lenguaje de sistema, se eligió C para el desarrollo del backend, dejando a la elección de el programador de el frontend gráfico en que lenguaje programarlo. Se eligió C frente a las siguientes alternativas:</text:p>
      <text:list xml:id="list347744484" text:style-name="L27">
        <text:list-item>
          <text:p text:style-name="P36">C++</text:p>
        </text:list-item>
        <text:list-item>
          <text:p text:style-name="P36">Java</text:p>
        </text:list-item>
        <text:list-item>
          <text:p text:style-name="P36">Python</text:p>
        </text:list-item>
      </text:list>
      <text:p text:style-name="P2"><text:soft-page-break/>Frameworks y librerías:</text:p>
      <text:p text:style-name="P1">Se optó por usar las llamadas del sistema que proporciona linux, compatibles con el estándar POSIX. Ya que no requiere de la instalación adicional de ninguna librería a parte en la mayoría de sistemas operativos compatibles con UNIX y POSIX. Las siguientes eran alternativas:</text:p>
      <text:list xml:id="list65733671" text:style-name="L28">
        <text:list-item>
          <text:p text:style-name="P37">Boost para C</text:p>
        </text:list-item>
        <text:list-item>
          <text:p text:style-name="P37">Librerías QT en C++</text:p>
        </text:list-item>
      </text:list>
      <text:p text:style-name="P2">Entornos de desarrollo (IDE's):</text:p>
      <text:p text:style-name="P1">Se optó por usar las herramientas que ofrece un entorno Unix para desarrollar software. Unix, y GNU en concreto ofrecen una serie de herramientas que merecía la pena investigar sobre su uso, ya que son las herramientas que usan los entornos de desarrollo integrados. </text:p>
      <text:p text:style-name="P1">De tal forma que se ha desarrollado Pack It Up usando Vim; como <text:s/>editor de código con resaltado de sintaxis, auto-completado y autoindentación, GCC; como compilador, CMAKE; como generador de archivos makefile para proyectos, y GDB; como depurador de código. </text:p>
      <text:p text:style-name="P1">De esta forma, nos queda un entorno de desarrollo completo, no integrado, pero sin la necesidad de usar herramientas que no podamos usar si no disponemos de un entorno gráfico.</text:p>
      <text:list xml:id="list1264562304" text:continue-list="list1879831588" text:style-name="L1">
        <text:list-item>
          <text:list>
            <text:list-item>
              <text:list>
                <text:list-item>
                  <text:p text:style-name="P40">Análisis de productos de mercado (Presupuesto de gastos):</text:p>
                </text:list-item>
              </text:list>
            </text:list-item>
          </text:list>
        </text:list-item>
      </text:list>
      <text:p text:style-name="P1">No se necesitaría nada mas que un PC con alguna distribución de GNU/Linux, o sistema operativo compatible con UNIX para usar Pack It Up.</text:p>
      <text:p text:style-name="P1"/>
      <text:p text:style-name="P1"/>
      <text:p text:style-name="P1"/>
      <text:p text:style-name="P1"/>
      <text:p text:style-name="P1"/>
      <text:p text:style-name="P1"/>
      <text:list xml:id="list1411918540" text:continue-numbering="true" text:style-name="L1">
        <text:list-item>
          <text:p text:style-name="P39"><text:soft-page-break/>ESPECIFICACION FUNCIONAL DEL SISTEMA</text:p>
          <text:list>
            <text:list-item>
              <text:p text:style-name="P38">CONSTRUCCION DEL ESQUEMA LOGICO DE DATOS DEL SISTEMA</text:p>
              <text:list>
                <text:list-item>
                  <text:p text:style-name="P40">Estructuras de datos(CONSULTAR):</text:p>
                </text:list-item>
              </text:list>
            </text:list-item>
          </text:list>
        </text:list-item>
      </text:list>
      <text:p text:style-name="P1">Este programa almacena los ficheros en un formato propio. No usa por tanto SQL ni bases de datos relacionales. A continuación lo que encontrarás es una lista de las estructuras de datos:</text:p>
      <text:p text:style-name="Código">typedef struct{</text:p>
      <text:p text:style-name="Código"><text:s text:c="4"/>char *filename;</text:p>
      <text:p text:style-name="Código"><text:s text:c="4"/>unsigned long int size;</text:p>
      <text:p text:style-name="Código">}FILEINFO;</text:p>
      <text:p text:style-name="Código"/>
      <text:p text:style-name="Código">typedef struct{</text:p>
      <text:p text:style-name="Código"><text:s text:c="4"/>int filecount;</text:p>
      <text:p text:style-name="Código"><text:s text:c="4"/>FILEINFO *fileinfo;</text:p>
      <text:p text:style-name="Código">}FILELIST;</text:p>
      <text:p text:style-name="Código"/>
      <text:p text:style-name="Código">typedef struct{</text:p>
      <text:p text:style-name="Código"><text:s text:c="4"/>int flistsize;</text:p>
      <text:p text:style-name="Código"><text:s text:c="4"/>FILELIST filelist;</text:p>
      <text:p text:style-name="Código">}HEADERINFO;</text:p>
      <text:p text:style-name="Código"/>
      <text:p text:style-name="Código">typedef struct{</text:p>
      <text:p text:style-name="Código"><text:s text:c="4"/>HEADERINFO *header;</text:p>
      <text:p text:style-name="Código"><text:s text:c="4"/>DATA *filedata;</text:p>
      <text:p text:style-name="Código">}PIUFILE;</text:p>
      <text:p text:style-name="Código"/>
      <text:p text:style-name="Código">typedef struct{</text:p>
      <text:p text:style-name="Código"><text:s text:c="4"/>char *str;</text:p>
      <text:p text:style-name="Código"><text:s text:c="4"/>int len;</text:p>
      <text:p text:style-name="Código">}PIUSTRING;</text:p>
      <text:p text:style-name="Código"/>
      <text:p text:style-name="Código">typedef struct{</text:p>
      <text:p text:style-name="Código"><text:s text:c="4"/>PIUSTRING *items;</text:p>
      <text:p text:style-name="Código"><text:s text:c="4"/>int nitems;</text:p>
      <text:p text:style-name="Código">}PIUSTRARR;</text:p>
      <text:p text:style-name="P7"/>
      <text:list xml:id="list48053434" text:continue-numbering="true" text:style-name="L1">
        <text:list-item>
          <text:list>
            <text:list-item>
              <text:p text:style-name="P38"><text:soft-page-break/>DEFINIR INTERFACES DE USUARIO</text:p>
              <text:list>
                <text:list-item>
                  <text:p text:style-name="P40">Especificación del sistema de ayuda:</text:p>
                </text:list-item>
              </text:list>
            </text:list-item>
          </text:list>
        </text:list-item>
      </text:list>
      <text:p text:style-name="Standard">La ayuda de Pack It Up está disponible como páginas man, para cada comando en la sección 1. La ayuda ha sido escrita usando las plantillas que proporciona el programa gmanedit.</text:p>
      <text:list xml:id="list946033826" text:continue-numbering="true" text:style-name="L1">
        <text:list-item>
          <text:list>
            <text:list-item>
              <text:list>
                <text:list-item>
                  <text:p text:style-name="P40">Desarrollo del manual de usuario:</text:p>
                </text:list-item>
              </text:list>
            </text:list-item>
          </text:list>
        </text:list-item>
      </text:list>
      <text:p text:style-name="Consola">piuview(1) <text:s text:c="20"/>Pack It Up Manual <text:s text:c="19"/>piuview(1) </text:p>
      <text:p text:style-name="Consola"/>
      <text:p text:style-name="Consola"/>
      <text:p text:style-name="Consola">NAME </text:p>
      <text:p text:style-name="Consola"><text:s text:c="7"/>piuview <text:s/>- <text:s/>Reads <text:s/>the <text:s/>header of a piu file and prints a list of files </text:p>
      <text:p text:style-name="Consola"><text:s text:c="7"/>that are inside the piu file. </text:p>
      <text:p text:style-name="Consola"/>
      <text:p text:style-name="Consola"><text:s text:c="7"/>piuview [PIUFILE] </text:p>
      <text:p text:style-name="Consola"/>
      <text:p text:style-name="Consola">DESCRIPTION </text:p>
      <text:p text:style-name="Consola"><text:s text:c="7"/>This manual page explains the <text:s/>piuview <text:s/>program. <text:s/>The <text:s/>piuview <text:s/>program </text:p>
      <text:p text:style-name="Consola"><text:s text:c="7"/>reads <text:s/>the <text:s/>header <text:s/>from <text:s/>a piu file PIUFILE and prints a list of files </text:p>
      <text:p text:style-name="Consola"><text:s text:c="7"/>that are inside the specified piu file. </text:p>
      <text:p text:style-name="Consola"/>
      <text:p text:style-name="Consola">AUTHOR </text:p>
      <text:p text:style-name="Consola"><text:s text:c="7"/>Adrián Pérez Heredia, &lt;aperezhrd@gmail.com&gt;. </text:p>
      <text:p text:style-name="Consola"/>
      <text:p text:style-name="Consola">SEE ALSO </text:p>
      <text:p text:style-name="Consola"><text:s text:c="7"/>piuextract(1), piuadd(1) </text:p>
      <text:p text:style-name="Consola"/>
      <text:p text:style-name="Consola"><text:s text:c="35"/>11/09/11 <text:s text:c="24"/>piuview(1)</text:p>
      <text:p text:style-name="Standard"/>
      <text:p text:style-name="Standard"/>
      <text:p text:style-name="Standard"/>
      <text:p text:style-name="Standard"/>
      <text:p text:style-name="Standard"/>
      <text:p text:style-name="Standard"/>
      <text:p text:style-name="Standard"/>
      <text:p text:style-name="Standard"/>
      <text:p text:style-name="Standard"/>
      <text:p text:style-name="Consola"><text:soft-page-break/>piuadd(1) <text:s text:c="21"/>Pack It Up Manual <text:s text:c="20"/>piuadd(1) </text:p>
      <text:p text:style-name="Consola"/>
      <text:p text:style-name="Consola"/>
      <text:p text:style-name="Consola">NAME </text:p>
      <text:p text:style-name="Consola"><text:s text:c="7"/>piuadd - Adds files to an existing piu file, or creates a new one. </text:p>
      <text:p text:style-name="Consola"/>
      <text:p text:style-name="Consola"><text:s text:c="7"/>piuadd [PIUFILE] [FILE]... </text:p>
      <text:p text:style-name="Consola"/>
      <text:p text:style-name="Consola">DESCRIPTION </text:p>
      <text:p text:style-name="Consola"><text:s text:c="7"/>This <text:s/>manual <text:s/>page explains the piuadd program. The piuadd program adds </text:p>
      <text:p text:style-name="Consola"><text:s text:c="7"/>files FILE... into an existing piu file PIUFILE. If <text:s/>PIUFILE <text:s/>does <text:s/>not </text:p>
      <text:p text:style-name="Consola"><text:s text:c="7"/>exists, piuadd will create it. </text:p>
      <text:p text:style-name="Consola"/>
      <text:p text:style-name="Consola">AUTHOR </text:p>
      <text:p text:style-name="Consola"><text:s text:c="7"/>Adrián Pérez Heredia, &lt;aperezhrd@gmail.com&gt;. </text:p>
      <text:p text:style-name="Consola"/>
      <text:p text:style-name="Consola">SEE ALSO </text:p>
      <text:p text:style-name="Consola"><text:s text:c="7"/>piuextract(1), piuview(1) </text:p>
      <text:p text:style-name="Consola"/>
      <text:p text:style-name="Consola"><text:s text:c="35"/>11/09/11 <text:s text:c="25"/>piuadd(1)</text:p>
      <text:p text:style-name="Standard"/>
      <text:p text:style-name="Consola">piuextract(1) <text:s text:c="17"/>Pack It Up Manual <text:s text:c="16"/>piuextract(1) </text:p>
      <text:p text:style-name="Consola"/>
      <text:p text:style-name="Consola"/>
      <text:p text:style-name="Consola"/>
      <text:p text:style-name="Consola">NAME </text:p>
      <text:p text:style-name="Consola"><text:s text:c="7"/>piuextract - extract files from a piu file. </text:p>
      <text:p text:style-name="Consola"/>
      <text:p text:style-name="Consola"><text:s text:c="7"/>piuextract [PIUFILE] [path] </text:p>
      <text:p text:style-name="Consola"/>
      <text:p text:style-name="Consola">DESCRIPTION </text:p>
      <text:p text:style-name="Consola"><text:s text:c="7"/>This <text:s/>manual <text:s/>page explains the piuextract program. The piuextract pro‐ </text:p>
      <text:p text:style-name="Consola"><text:s text:c="7"/>gram extracts files from a piu file PIUFILE into the PATH specified. </text:p>
      <text:p text:style-name="Consola"/>
      <text:p text:style-name="Consola">AUTHOR </text:p>
      <text:p text:style-name="Consola"><text:s text:c="7"/>Adrián Pérez Heredia, &lt;aperezhrd@gmail.com&gt;. </text:p>
      <text:p text:style-name="Consola"/>
      <text:p text:style-name="Consola">SEE ALSO </text:p>
      <text:p text:style-name="Consola"><text:s text:c="7"/>piuview(1), piuadd(1) </text:p>
      <text:p text:style-name="Consola"/>
      <text:p text:style-name="Consola"><text:s text:c="35"/>11/09/11 <text:s text:c="21"/>piuextract(1)</text:p>
      <text:p text:style-name="Standard"/>
      <text:p text:style-name="Standard"/>
      <text:p text:style-name="Standard"/>
      <text:p text:style-name="Standard"/>
      <text:list xml:id="list1591474252" text:continue-numbering="true" text:style-name="L1">
        <text:list-item>
          <text:p text:style-name="P39"><text:soft-page-break/>DESARROLLO DE APLICACIONES CON LA LIBRERIA LIBPIU</text:p>
          <text:list>
            <text:list-item>
              <text:p text:style-name="P38">DESCRIPCION DEL API </text:p>
              <text:list>
                <text:list-item>
                  <text:p text:style-name="P40">Funciones para la lectura, escritura y tratamiento de ficheros:</text:p>
                </text:list-item>
              </text:list>
            </text:list-item>
          </text:list>
        </text:list-item>
      </text:list>
      <text:p text:style-name="Standard">Estas son las funciones principales de la librería PIU, encargadas del tratamiento de los paquetes.</text:p>
      <text:p text:style-name="P8"/>
      <text:list xml:id="list976389790" text:continue-numbering="true" text:style-name="L1">
        <text:list-item>
          <text:list>
            <text:list-item>
              <text:list>
                <text:list-item>
                  <text:p text:style-name="P40">Funciones para la detección de errores en tiempo de ejecución:</text:p>
                </text:list-item>
                <text:list-item>
                  <text:p text:style-name="P41">Funciones de backend para aplicacione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 svg:font-family="Mangal"/>
    <style:font-face style:name="OpenSymbol" svg:font-family="OpenSymbol"/>
    <style:font-face style:name="Calibri" svg:font-family="Calibri" style:font-family-generic="swiss"/>
    <style:font-face style:name="Inconsolata" svg:font-family="Inconsolata" style:font-adornments="Predeterminado" style:font-pitch="fixed"/>
    <style:font-face style:name="Arial" svg:font-family="Arial" style:font-family-generic="swiss" style:font-pitch="variable"/>
    <style:font-face style:name="FreeSans" svg:font-family="Free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text-properties style:font-name="FreeSans" fo:font-size="11pt" fo:language="zxx" fo:country="none" style:font-size-asian="11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imer_20_nivel" style:display-name="Primer nivel" style:family="paragraph" style:parent-style-name="Standard" style:auto-update="true" style:class="text">
      <style:paragraph-properties fo:margin-top="0cm" fo:margin-bottom="0.353cm" fo:line-height="115%" fo:background-color="#004586">
        <style:background-image/>
      </style:paragraph-properties>
      <style:text-properties fo:color="#ffffff" fo:font-size="13pt" style:text-underline-style="solid" style:text-underline-width="auto" style:text-underline-color="font-color" fo:font-weight="bold" fo:background-color="transparent" style:font-size-asian="13pt" style:font-weight-asian="bold" style:font-size-complex="13pt" style:font-weight-complex="bold"/>
    </style:style>
    <style:style style:name="Segundo_20_nivel" style:display-name="Segundo nivel" style:family="paragraph" style:parent-style-name="Standard" style:auto-update="true" style:class="text">
      <style:paragraph-properties fo:margin-top="0.199cm" fo:margin-bottom="0.3cm" fo:background-color="transparent" style:shadow="none">
        <style:tab-stops/>
        <style:background-image/>
      </style:paragraph-properties>
      <style:text-properties fo:color="#0066cc" fo:font-size="13pt" style:text-underline-style="solid" style:text-underline-type="double" style:text-underline-width="auto" style:text-underline-color="font-color" style:font-relief="embossed"/>
    </style:style>
    <style:style style:name="Tercer_20_nivel" style:display-name="Tercer nivel" style:family="paragraph" style:parent-style-name="Standard" style:class="text">
      <style:paragraph-properties fo:margin-top="0cm" fo:margin-bottom="0.101cm"/>
      <style:text-properties fo:font-size="12pt" fo:text-shadow="1pt 1pt" style:text-underline-style="solid" style:text-underline-width="auto" style:text-underline-color="font-color"/>
    </style:style>
    <style:style style:name="Cuarto_20_o_20_inferior_20_nivel" style:display-name="Cuarto o inferior nivel" style:family="paragraph" style:parent-style-name="Standard" style:class="text">
      <style:text-properties fo:text-transform="uppercase" fo:font-size="9pt" fo:font-style="italic" fo:text-shadow="1pt 1pt" fo:font-weight="normal" style:font-size-asian="9pt" style:font-style-asian="italic" style:font-size-complex="9pt" style:font-style-complex="italic"/>
    </style:style>
    <style:style style:name="Subsección" style:family="paragraph" style:parent-style-name="Standard" style:class="text">
      <style:paragraph-properties fo:margin-left="2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ódigo" style:family="paragraph" style:parent-style-name="Standard" style:class="text">
      <style:paragraph-properties fo:margin-left="1.199cm" fo:margin-right="2cm" fo:margin-top="0cm" fo:margin-bottom="0.049cm" fo:line-height="100%" fo:text-indent="0cm" style:auto-text-indent="false" fo:background-color="#ffffcc" fo:padding="0.049cm" fo:border="0.51pt solid #000000" style:shadow="#808080 0.18cm 0.18cm">
        <style:tab-stops/>
        <style:background-image/>
      </style:paragraph-properties>
      <style:text-properties style:font-name="Inconsolata" fo:font-size="11pt" fo:language="es" fo:country="ES" fo:font-weight="normal" fo:background-color="#ffffcc" style:language-asian="zxx" style:country-asian="none" style:language-complex="zxx" style:country-complex="none"/>
    </style:style>
    <style:style style:name="Consola" style:family="paragraph" style:parent-style-name="Standard" style:class="text">
      <style:paragraph-properties fo:margin-left="1.401cm" fo:margin-right="1.799cm" fo:margin-top="0cm" fo:margin-bottom="0cm" fo:line-height="100%" fo:text-indent="0cm" style:auto-text-indent="false" fo:background-color="#99ccff">
        <style:background-image/>
      </style:paragraph-properties>
      <style:text-properties fo:font-size="9pt"/>
    </style:style>
    <style:style style:name="Numbering_20_Symbols" style:display-name="Numbering Symbols" style:family="text">
      <style:text-properties fo:font-variant="small-caps" fo:color="#0066cc" style:text-underline-style="none" fo:font-weight="bold" fo:background-color="transparent" style:font-weight-asian="bold" style:font-weight-complex="bold" style:font-relief="embosse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1-11-27T23:02:37</dc:date>
    <dc:creator>Adrián Heredia</dc:creator>
    <meta:editing-duration>P5DT2H59M36S</meta:editing-duration>
    <meta:editing-cycles>38</meta:editing-cycles>
    <meta:document-statistic meta:table-count="0" meta:image-count="0" meta:object-count="0" meta:page-count="15" meta:paragraph-count="244" meta:word-count="2682" meta:character-count="16790" meta:non-whitespace-character-count="13817"/>
  </office:meta>
</office:document-meta>
</file>